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style:font-name="Courier New" fo:font-size="10pt" fo:language="en" fo:country="US" style:font-name-asian="Courier New" style:font-size-asian="10pt" style:font-name-complex="Courier New" style:font-size-complex="10pt"/>
    </style:style>
    <style:style style:name="P2" style:family="paragraph" style:parent-style-name="Standard">
      <style:paragraph-properties style:text-autospace="none"/>
    </style:style>
    <style:style style:name="T1" style:family="text">
      <style:text-properties style:font-name="Courier New" fo:font-size="10pt" fo:language="en" fo:country="US" style:font-name-asian="Courier New" style:font-size-asian="10pt" style:font-name-complex="Courier New"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Network File (.enn)</text:h>
      <text:h text:style-name="Heading_20_3" text:outline-level="3">Version Clause</text:h>
      <text:p text:style-name="P1">Version(&lt;major version&gt;,&lt;minor version&gt;,&lt;revision&gt;)</text:p>
      <text:p text:style-name="Text_20_body">The version clause refers to the format version of the .enn file. This is to allow backwards compatibility as the file format changes. The version clause appears first in the file</text:p>
      <text:p text:style-name="Text_20_body">E.g.</text:p>
      <text:p text:style-name="P1">version(1,0,0)</text:p>
      <text:h text:style-name="Heading_20_3" text:outline-level="3">Name Clause</text:h>
      <text:p text:style-name="P1">name(&lt;network name&gt;,&lt;major version&gt;,&lt;minor version&gt;,&lt;revision&gt;)</text:p>
      <text:p text:style-name="Text_20_body">The name clause contains the name of the network and its version status (See <text:a xlink:type="simple" xlink:href="#autoversion|region">Autoversion</text:a>)</text:p>
      <text:p text:style-name="Text_20_body">E.g.</text:p>
      <text:p text:style-name="P1">name(save2,0,0,0)</text:p>
      <text:h text:style-name="Heading_20_3" text:outline-level="3">Network Topology Clause</text:h>
      <text:p text:style-name="P1">networkTopology(&lt;number of input nodes&gt;,&lt;number of hidden nodes&gt;,&lt;number of output nodes&gt;)</text:p>
      <text:p text:style-name="P2">The network topology clause contains the network topology. It must precede any other clause that requires the shape of the network to be know (i.e. <text:span text:style-name="T1">node, link, inputoutputvector and inputvector</text:span> see below).</text:p>
      <text:p text:style-name="Text_20_body">E.g.</text:p>
      <text:p text:style-name="P1">networkTopology(2,2,2)</text:p>
      <text:h text:style-name="Heading_20_3" text:outline-level="3">Learning Clause</text:h>
      <text:p text:style-name="P1">learning(&lt;learning rate&gt;,&lt;momentum&gt;)</text:p>
      <text:p text:style-name="Text_20_body">The learning clause contains the learning information applied to the learning phase.</text:p>
      <text:p text:style-name="Text_20_body">E.g.</text:p>
      <text:p text:style-name="P1">learning(0.50,0.00)</text:p>
      <text:h text:style-name="Heading_20_3" text:outline-level="3">Layer Modifier Clause</text:h>
      <text:p text:style-name="Text_20_body">There is only one layer modifier available. This indicates that the network has a unary bias node added to the input layer:</text:p>
      <text:p text:style-name="P1">layerModifier(0, biasNode:true)</text:p>
      <text:h text:style-name="Heading_20_3" text:outline-level="3">Comment Clause</text:h>
      <text:p text:style-name="P1">comment(&lt;text&gt;)</text:p>
      <text:p text:style-name="Text_20_body">The comment clause can contain any text and will be ignored. Comments can occur anywhere in the file.</text:p>
      <text:p text:style-name="Text_20_body">E.g.</text:p>
      <text:p text:style-name="P1">comment(link count: 2)</text:p>
      <text:h text:style-name="Heading_20_3" text:outline-level="3">Node Clause</text:h>
      <text:p text:style-name="P1">node(&lt;layer number&gt;,&lt;node number&gt;,&lt;bias&gt;)</text:p>
      <text:p text:style-name="Text_20_body">The node clause stores the node bias for each node.</text:p>
      <text:p text:style-name="Text_20_body"><text:soft-page-break/>E.g.</text:p>
      <text:p text:style-name="P1">node(1,0,0.54344648)</text:p>
      <text:h text:style-name="Heading_20_3" text:outline-level="3">Link Clause</text:h>
      <text:p text:style-name="P1">link(&lt;layer number&gt;,&lt;node number&gt;,&lt;link number&gt;,&lt;weight&gt;)</text:p>
      <text:p text:style-name="Text_20_body">The link clause stores the link weight for each link.</text:p>
      <text:p text:style-name="Text_20_body">E.g.</text:p>
      <text:p text:style-name="P1">link(0,2,1,2.719114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s Oppen</meta:initial-creator>
    <meta:creation-date>2013-12-01T21:54:33.80</meta:creation-date>
    <meta:document-statistic meta:table-count="0" meta:image-count="0" meta:object-count="0" meta:page-count="2" meta:paragraph-count="39" meta:word-count="216" meta:character-count="1572"/>
    <dc:date>2013-12-01T21:54:49.48</dc:date>
    <dc:creator>Nicholas Oppen</dc:creator>
    <meta:editing-duration>PT15S</meta:editing-duration>
    <meta:editing-cycles>1</meta:editing-cycles>
    <meta:generator>OpenOffice.org/3.4.1$Win32 OpenOffice.org_project/341m1$Build-9593</meta:generator>
  </office:meta>
</office:document-meta>
</file>